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7.59cm" style:rel-column-width="6553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T1" style:family="text">
      <style:text-properties fo:background-color="#99ffc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yecto 4 - Kilometraje por gasolina </text:p>
      <text:p text:style-name="Standard"/>
      <text:p text:style-name="Standard"><text:tab/>Realizar un programa que almacene los <text:span text:style-name="T1">kilometros conducidos</text:span> y la <text:span text:style-name="T1">gasolina utilizada</text:span> por un <text:span text:style-name="T1">conductor</text:span> para cada uno de sus <text:span text:style-name="T1">viajes</text:span>. El programa tambien debe calcular e imprimir los <text:span text:style-name="T1">kilometros usados por litro</text:span> para cada viaje asi como el <text:span text:style-name="T1">promedio</text:span> de todos los viajes.</text:p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Table_20_Contents">Viajes</text:p>
          </table:table-cell>
        </table:table-row>
        <table:table-row>
          <table:table-cell table:style-name="Tabla2.A2" office:value-type="string">
            <text:p text:style-name="Table_20_Contents">-kilometrosConducidos : double</text:p>
            <text:p text:style-name="Table_20_Contents">-gasolinaUtilizada : double</text:p>
            <text:p text:style-name="Table_20_Contents">-KilometrosPorLitro : double</text:p>
          </table:table-cell>
        </table:table-row>
        <table:table-row>
          <table:table-cell table:style-name="Tabla2.A2" office:value-type="string">
            <text:p text:style-name="Table_20_Contents">+establecerKilometros(cantidad : double )</text:p>
            <text:p text:style-name="Table_20_Contents">+establecerGasolina (cantidad : double )</text:p>
            <text:p text:style-name="Table_20_Contents">+establecerKilometrosPorLitro ( )</text:p>
            <text:p text:style-name="Table_20_Contents">+obtenerKilometros ( ) : double</text:p>
            <text:p text:style-name="Table_20_Contents">+obtenerGasolina ( ) : double</text:p>
            <text:p text:style-name="Table_20_Contents">+obtenerKmPorLitro ( ) : double</text:p>
          </table:table-cell>
        </table:table-row>
      </table:table>
      <text:p text:style-name="Standard"/>
      <text:p text:style-name="Standard"/>
      <text:p text:style-name="Standard"/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Conductor</text:p>
          </table:table-cell>
        </table:table-row>
        <table:table-row>
          <table:table-cell table:style-name="Tabla1.A2" office:value-type="string">
            <text:p text:style-name="Table_20_Contents">-viaje : Viajes</text:p>
            <text:p text:style-name="Table_20_Contents">-totalDeViajes : int </text:p>
            <text:p text:style-name="Table_20_Contents">-kilometrosConducidos : double</text:p>
            <text:p text:style-name="Table_20_Contents">-gasolinaUtilizada : double</text:p>
            <text:p text:style-name="Table_20_Contents">-KilometrosPorLitro : double</text:p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+establecerKilometros(cantidad : double )</text:p>
            <text:p text:style-name="Table_20_Contents">+establecerGasolina (cantidad : double )</text:p>
            <text:p text:style-name="Table_20_Contents">+establecerKilometrosPorLitro ( )</text:p>
            <text:p text:style-name="Table_20_Contents">+establecerDatosViaje()</text:p>
            <text:p text:style-name="Table_20_Contents">+establecerViajes(total : int)</text:p>
            <text:p text:style-name="Table_20_Contents">+obtenerViajes ( ) : int </text:p>
            <text:p text:style-name="Table_20_Contents">+obtenerDatosViaje () </text:p>
            <text:p text:style-name="Table_20_Contents">+obtenerKilometros ( ) : double</text:p>
            <text:p text:style-name="Table_20_Contents">+obtenerGasolina ( ) : double</text:p>
            <text:p text:style-name="Table_20_Contents">+obtenerKmPorLitro ( ) : double</text:p>
          </table:table-cell>
        </table:table-row>
      </table:table>
      <text:p text:style-name="Standard"/>
      <text:list xml:id="list1582806814064099110" text:style-name="L1">
        <text:list-item>
          <text:p text:style-name="P1">Inicializar las variables.</text:p>
        </text:list-item>
        <text:list-item>
          <text:p text:style-name="P1">Pedir kilometros y gasolina para cada viaje.</text:p>
        </text:list-item>
        <text:list-item>
          <text:p text:style-name="P1">Realizar los cálculos pertinentes para cada viaje.</text:p>
        </text:list-item>
        <text:list-item>
          <text:p text:style-name="P1">Mostrar resultados para cada viaje.</text:p>
        </text:list-item>
        <text:list-item>
          <text:p text:style-name="P1">Realizar los cálculos totales del conductor.</text:p>
        </text:list-item>
        <text:list-item>
          <text:p text:style-name="P1">Mostrar resultados totales.</text:p>
        </text:list-item>
      </text:list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list xml:id="list35401346" text:continue-list="list1582806814064099110" text:style-name="L1">
        <text:list-item text:start-value="1">
          <text:p text:style-name="P1">Inicializar datos conductor1.</text:p>
        </text:list-item>
        <text:list-item>
          <text:p text:style-name="P1">Hacer Mientras Centinela != -1</text:p>
          <text:list>
            <text:list-item>
              <text:p text:style-name="P1">Recibir kilometros</text:p>
            </text:list-item>
            <text:list-item>
              <text:p text:style-name="P1">si kilometros != -1</text:p>
              <text:list>
                <text:list-item>
                  <text:p text:style-name="P1">Recibir gasolina</text:p>
                </text:list-item>
                <text:list-item>
                  <text:p text:style-name="P1">Calcular kilometrosPorLitro (dividir KM / gasolina).</text:p>
                </text:list-item>
                <text:list-item>
                  <text:p text:style-name="P1">Sumar kilometrosPorLitro al total del conductor.</text:p>
                </text:list-item>
                <text:list-item>
                  <text:p text:style-name="P1">Calcular promedio KmPorLitro.</text:p>
                </text:list-item>
                <text:list-item>
                  <text:p text:style-name="P1">Mostrar KilometrosPorLitro (tanto del viaje como del conductor)</text:p>
                </text:list-item>
                <text:list-item>
                  <text:p text:style-name="P1">totalDeViajes ++.</text:p>
                </text:list-item>
              </text:list>
            </text:list-item>
          </text:list>
        </text:list-item>
        <text:list-item>
          <text:p text:style-name="P1">Si contador &lt; 0</text:p>
          <text:list>
            <text:list-item>
              <text:p text:style-name="P1">Mostrar “No se introdujeron los datos de ningún viaje.”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6-22T14:26:23.19</meta:creation-date>
    <dc:date>2020-06-22T15:18:13.14</dc:date>
    <meta:editing-duration>PT35M49S</meta:editing-duration>
    <meta:editing-cycles>2</meta:editing-cycles>
    <meta:generator>OpenOffice/4.1.7$Win32 OpenOffice.org_project/417m1$Build-9800</meta:generator>
    <meta:document-statistic meta:table-count="2" meta:image-count="0" meta:object-count="0" meta:page-count="2" meta:paragraph-count="46" meta:word-count="244" meta:character-count="1688"/>
  </office:meta>
</office:document-meta>
</file>